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Course Curriculum</text:p>
      <text:p text:style-name="Standard">**Pre-requisites**: Basic knowledge of Javascript / Typescript. </text:p>
      <text:p text:style-name="Standard"/>
      <text:p text:style-name="Standard">**Tools &amp; Technologies**: You will be familiar with the following tools and technologies at the end of this course: </text:p>
      <text:p text:style-name="Standard">- Node JS / Express</text:p>
      <text:p text:style-name="Standard">- React</text:p>
      <text:p text:style-name="Standard">- HTML</text:p>
      <text:p text:style-name="Standard">- CSS / SCSS</text:p>
      <text:p text:style-name="Standard">- Chakra UI</text:p>
      <text:p text:style-name="Standard">- MongoDB</text:p>
      <text:p text:style-name="Standard">- Cypress</text:p>
      <text:p text:style-name="Standard">- ChartJS</text:p>
      <text:p text:style-name="Standard">- Swagger</text:p>
      <text:p text:style-name="Standard"/>
      <text:p text:style-name="Standard">**Course Project**: At the end of this course, the fullstack engineer will be able to design, develop and deploy production grade web applications using MERN stack or related technologies. You will be able to set up an Express application which will serve as your middleware API layer, set up a React application as the front-end, CRUD operations on MongoDB, integrate SSO (Google, Github and OAuth), create tables which will contain paginated data as well as perform search on the paginated data, create charts and graphs using ChartJS to display different metrics and data, implement forms for user input and write unit test cases using Cypress.</text:p>
      <text:p text:style-name="Standard"/>
      <text:p text:style-name="Standard">Design elements for the application will be implemented using Chakra UI. </text:p>
      <text:p text:style-name="Standard"/>
      <text:p text:style-name="Standard">Sprints are designed to tackle all three layers (Backend, Frontend and Database) simultaneously, resulting in complete deliverable modules at the end of each sprint.</text:p>
      <text:p text:style-name="Standard"/>
      <text:p text:style-name="Standard">**Create a directory with your name inside the base_module directory. All your code will go into this directory**</text:p>
      <text:p text:style-name="Standard"/>
      <text:p text:style-name="Standard">**User stories will be created as Github issues and will be referenced with each PR**</text:p>
      <text:p text:style-name="Standard"/>
      <text:p text:style-name="Standard">## Sprint 1 / Week 1 &amp; 2</text:p>
      <text:p text:style-name="Standard">**Project**: Setup an Express application with CRUD API routes defined for the user module. A middleware layer should be set up that handles authentication for the application. User login and profile data should be stored in a User collection in MongoDB. Set up a React application with a login page implemented. Users should be able to login using Google, Github or OAuth. Push the code to versioning control repo. Maintain API documentation using Swagger. Write a positive and negative test case using Cypress.</text:p>
      <text:p text:style-name="Standard"/>
      <text:p text:style-name="Standard">**Deliverables**:</text:p>
      <text:p text:style-name="Standard">- User story document</text:p>
      <text:p text:style-name="Standard">- You should be able to bring up an Express application</text:p>
      <text:p text:style-name="Standard">- You should be able to bring up a React application</text:p>
      <text:p text:style-name="Standard">- You should be able to bring up an instance of MongoDB</text:p>
      <text:p text:style-name="Standard">- Your API layer (Express application) should be able to communicate with MongoDB</text:p>
      <text:p text:style-name="Standard">- Your front-end (React application) should be able to communicate with the API</text:p>
      <text:p text:style-name="Standard">- URL for accessing swagger documentation</text:p>
      <text:p text:style-name="Standard">- You should be able to sign in using your Google account</text:p>
      <text:p text:style-name="Standard">- You should be able to sign in using you Github account</text:p>
      <text:p text:style-name="Standard">- You should have the following scenarios tested using Cypress:</text:p>
      <text:p text:style-name="Standard"><text:soft-page-break/><text:s text:c="2"/>- Login using Google (correct credentials)</text:p>
      <text:p text:style-name="Standard"><text:s text:c="2"/>- Login using Google (incorrect credentials)</text:p>
      <text:p text:style-name="Standard"><text:s text:c="2"/>- Login using Github (correct credentials)</text:p>
      <text:p text:style-name="Standard"><text:s text:c="2"/>- Login using Github (incorrect credentials)</text:p>
      <text:p text:style-name="Standard">- Front-end is up and accessible</text:p>
      <text:p text:style-name="Standard">- Your code should be pushed to Github. </text:p>
      <text:p text:style-name="Standard"/>
      <text:p text:style-name="Standard">**Concepts**:</text:p>
      <text:p text:style-name="Standard">- [Set up an Express application](https://www.geeksforgeeks.org/steps-to-create-an-express-js-application/)</text:p>
      <text:p text:style-name="Standard">- [Set up a React application](https://create-react-app.dev/docs/getting-started). This is the official React documentation which will walk you through the various concepts that will be required when creating your own application. </text:p>
      <text:p text:style-name="Standard">- [Set up MongoDB](https://docs.mongodb.com/manual/installation/#std-label-tutorial-installation)</text:p>
      <text:p text:style-name="Standard">- [Learn: Sign in with OAuth (Google)](http://www.passportjs.org/packages/passport-google-oauth20/)</text:p>
      <text:p text:style-name="Standard">- [Learn: Sign in with OAuth (Github)](http://www.passportjs.org/packages/passport-github2/)</text:p>
      <text:p text:style-name="Standard">- [Learn: Github](https://lab.github.com/githubtraining/introduction-to-github)</text:p>
      <text:p text:style-name="Standard">- [Implement Input using Chakra UI](https://chakra-ui.com/docs/form/input)</text:p>
      <text:p text:style-name="Standard">- [Learn: Swagger](https://levelup.gitconnected.com/how-to-add-swagger-ui-to-existing-node-js-and-express-js-project-2c8bad9364ce)</text:p>
      <text:p text:style-name="Standard">- [Writing test cases with Cypress](https://docs.cypress.io/guides/overview/why-cypress#In-a-nutshell)</text:p>
      <text:p text:style-name="Standard"/>
      <text:p text:style-name="Standard"/>
      <text:p text:style-name="Standard">## Sprint 2 / Week 3 </text:p>
      <text:p text:style-name="Standard"/>
      <text:p text:style-name="Standard">**Project**: Extend the application to create a landing page called Dashboard which contains a table that displays the information fetched from the backend. Download the CSV from [here](https://www.kaggle.com/axeltorbenson/top-4000-movies). Place this file in your project and read it on Express application startup. The data from the file should be inserted into the database. Implement an API endpoint that fetches this data and populates the table. Your table should support searching and pagination of data. Push the code to versioning control repo. Maintain API documentation using Swagger. Write a positive and negative test case using Cypress.</text:p>
      <text:p text:style-name="Standard"/>
      <text:p text:style-name="Standard">**Deliverables**:</text:p>
      <text:p text:style-name="Standard">- User story document</text:p>
      <text:p text:style-name="Standard">- Dashboard page implemented </text:p>
      <text:p text:style-name="Standard">- Table should load with the data fetched from the back-end</text:p>
      <text:p text:style-name="Standard">- Filters, search and sort should be implemented on the table</text:p>
      <text:p text:style-name="Standard">- Served swagger documentation with the relevant end points.</text:p>
      <text:p text:style-name="Standard">- Cypress test case:</text:p>
      <text:p text:style-name="Standard"><text:s text:c="2"/>- Table is populated</text:p>
      <text:p text:style-name="Standard"><text:s text:c="2"/>- Table is rendered</text:p>
      <text:p text:style-name="Standard">- Your code should be pushed to Github. </text:p>
      <text:p text:style-name="Standard"/>
      <text:p text:style-name="Standard">**Concepts**:</text:p>
      <text:p text:style-name="Standard">- [Implement Table using Chakra UI](https://chakra-ui.com/docs/data-display/table)</text:p>
      <text:p text:style-name="Standard">- [Searching and pagination in MongoDB]()</text:p>
      <text:p text:style-name="Standard">- [Read a file using NodeJS](https://nodejs.dev/learn/reading-files-with-nodejs)</text:p>
      <text:p text:style-name="Standard"/>
      <text:p text:style-name="Standard"/>
      <text:p text:style-name="Standard"><text:soft-page-break/>## Sprint 3 / Week 4</text:p>
      <text:p text:style-name="Standard"/>
      <text:p text:style-name="Standard">**Project**: Extend the application to create a navbar. Add a second navigation link to the navbar called Charts. Users should be able to use this screen to specify the type of chart they want as well as the type of data they need to populate. Implement an API endpoint that fetches the data for the graph as per user input. In the Dashboard screen add a button to open a dialog where users can enter new data for the table. Data entered in the form should be inserted into the database when the user clicks Submit. Push the code to versioning control repo. Maintain API documentation using Swagger. Write a positive and negative test case using Cypress.</text:p>
      <text:p text:style-name="Standard"/>
      <text:p text:style-name="Standard">**Deliverables**:</text:p>
      <text:p text:style-name="Standard">- User story document</text:p>
      <text:p text:style-name="Standard">- The following graphs should be implemented</text:p>
      <text:p text:style-name="Standard">- A bar chart of average production budget per year</text:p>
      <text:p text:style-name="Standard">- A scattered plot point of number of releases per year</text:p>
      <text:p text:style-name="Standard">- Form to enter data in the database. Input fields in the form should have type validation. </text:p>
      <text:p text:style-name="Standard">- Served swagger documentation with the relevant end points. </text:p>
      <text:p text:style-name="Standard">- Cypress test case:</text:p>
      <text:p text:style-name="Standard"><text:s text:c="2"/>- Bar graph is rendered</text:p>
      <text:p text:style-name="Standard"><text:s text:c="2"/>- Scattered plot point is rendered</text:p>
      <text:p text:style-name="Standard"><text:s text:c="2"/>- Valid data is entered in form</text:p>
      <text:p text:style-name="Standard"><text:s text:c="2"/>- Invalid data is entered in form</text:p>
      <text:p text:style-name="Standard"><text:s text:c="2"/>- Form is correctly submitted</text:p>
      <text:p text:style-name="Standard">- Your code should be pushed to Github.</text:p>
      <text:p text:style-name="Standard"/>
      <text:p text:style-name="Standard">**Concepts**: </text:p>
      <text:p text:style-name="Standard">- [Create charts using ChartJS](https://www.stanleyulili.com/javascript/beginner-guide-to-chartjs/)</text:p>
      <text:p text:style-name="Standard">- [Routes / Navigation for the front-end]()</text:p>
      <text:p text:style-name="Standard">- [Implement menu using Chakra UI](https://chakra-ui.com/docs/overlay/menu)</text:p>
      <text:p text:style-name="Standard">- [Implement button using Chakra UI](https://chakra-ui.com/docs/form/button)</text:p>
      <text:p text:style-name="Standard">- [Implement form control using Chakra UI](https://chakra-ui.com/docs/form/form-contro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7:06:27.056208596</meta:creation-date>
    <dc:date>2024-03-07T17:08:26.733746370</dc:date>
    <meta:editing-duration>PT2M</meta:editing-duration>
    <meta:editing-cycles>1</meta:editing-cycles>
    <meta:document-statistic meta:table-count="0" meta:image-count="0" meta:object-count="0" meta:page-count="3" meta:paragraph-count="84" meta:word-count="967" meta:character-count="6628" meta:non-whitespace-character-count="5712"/>
    <meta:generator>LibreOffice/7.6.4.1$Linux_X86_64 LibreOffice_project/60$Build-1</meta:generator>
  </office:meta>
</office:document-meta>
</file>